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indent="1cm" style:auto-text-indent="false"/>
      <style:text-properties style:font-name="Times New Roman" fo:font-size="14pt" officeooo:paragraph-rsid="000d90cf" fo:background-color="transparent" style:font-size-asian="14pt" style:font-name-complex="Times New Roman1" style:font-size-complex="14pt"/>
    </style:style>
    <style:style style:name="P2" style:family="paragraph" style:parent-style-name="Standard">
      <style:paragraph-properties fo:margin-left="0cm" fo:margin-right="0cm" fo:line-height="150%" fo:text-indent="1cm" style:auto-text-indent="false"/>
      <style:text-properties style:font-name="Times New Roman" fo:font-size="14pt" officeooo:paragraph-rsid="00103c0f" fo:background-color="transparent" style:font-size-asian="14pt" style:font-name-complex="Times New Roman1" style:font-size-complex="14pt"/>
    </style:style>
    <style:style style:name="P3" style:family="paragraph" style:parent-style-name="Standard">
      <style:paragraph-properties fo:margin-left="0cm" fo:margin-right="0cm" fo:line-height="150%" fo:text-indent="1cm" style:auto-text-indent="false"/>
      <style:text-properties style:font-name="Times New Roman" fo:font-size="14pt" officeooo:paragraph-rsid="0010f3f5" fo:background-color="transparent" style:font-size-asian="14pt" style:font-name-complex="Times New Roman1" style:font-size-complex="14pt"/>
    </style:style>
    <style:style style:name="P4" style:family="paragraph" style:parent-style-name="Standard">
      <style:paragraph-properties fo:margin-left="0cm" fo:margin-right="0cm" fo:line-height="150%" fo:text-indent="1cm" style:auto-text-indent="false"/>
      <style:text-properties style:font-name="Times New Roman" fo:font-size="14pt" officeooo:paragraph-rsid="001131d0" fo:background-color="transparent" style:font-size-asian="14pt" style:font-name-complex="Times New Roman1" style:font-size-complex="14pt"/>
    </style:style>
    <style:style style:name="P5" style:family="paragraph" style:parent-style-name="Standard">
      <style:paragraph-properties fo:margin-left="0cm" fo:margin-right="0cm" fo:line-height="150%" fo:text-indent="1cm" style:auto-text-indent="false"/>
      <style:text-properties officeooo:paragraph-rsid="00103c0f" fo:background-color="transparent"/>
    </style:style>
    <style:style style:name="P6" style:family="paragraph" style:parent-style-name="Standard">
      <style:paragraph-properties fo:margin-left="0cm" fo:margin-right="0cm" fo:line-height="150%" fo:text-indent="1cm" style:auto-text-indent="false"/>
      <style:text-properties officeooo:paragraph-rsid="0010f3f5" fo:background-color="transparent"/>
    </style:style>
    <style:style style:name="P7" style:family="paragraph" style:parent-style-name="Standard">
      <style:paragraph-properties fo:margin-left="0cm" fo:margin-right="0cm" fo:line-height="150%" fo:text-indent="1cm" style:auto-text-indent="false"/>
      <style:text-properties style:font-name="Times New Roman" fo:font-size="14pt" officeooo:paragraph-rsid="0010f3f5" fo:background-color="transparent" style:font-size-asian="14pt" style:font-name-complex="Times New Roman1" style:font-size-complex="14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ef5d2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103c0f" style:font-size-asian="14pt" style:font-name-complex="Times New Roman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2. Гносеология Т. Гоббса, его концепция знания и языка.</text:p>
      <text:p text:style-name="P5"><text:span text:style-name="T1">Эмпиристическое истолкование знания, имевшее в Англии наиболее длительные традиции и столь энергично защищавшееся Бэконом, было продолжено и Гоббсом. </text:span><text:span text:style-name="T2">Он</text:span><text:span text:style-name="T1"> полностью разделял основную формулу сенсуализма, согласно которой «нет ни одного понятия в человеческом уме, которое не было бы порождено первоначально, целиком или частично, в органах ощущения». Без ощущения нет ни представлений, ни памяти, ни других компонентов человеческого сознания.</text:span></text:p>
      <text:p text:style-name="P5"><text:span text:style-name="T1"><text:s/>Для обыденной жизни такого знания фактов (cognitio) обычно бывает достаточно. Но его совершенно недостаточно для научного знания </text:span><text:span text:style-name="T3">(</text:span><text:span text:style-name="T1">scientia), образующего различные теоретические утверждения. Здесь достоверность означает всеобщность, необходимость утверждаемого содержания, которую невозможно почерпнуть ни в каком опыте. В этом важнейшем положении своей методологии Гоббс отклонился от бэконовского эмпиризма и приблизился к линии рационализма. Правда, он не хотел признавать Декарта источником этого компонента своей методологии, ибо расходился с ним в его интерпретации. Гоббс считал основателем науки своего века Галилея и рационалистические компоненты своей гносеологии во многом действительно черпал у него.</text:span></text:p>
      <text:p text:style-name="P5"><text:span text:style-name="T1">В духе обоих названных мыслителей и в противоположность Бэкону Гоббс отождествлял науку преж</text:span><text:span text:style-name="T3">д</text:span><text:span text:style-name="T1">е всего с математикой. Правда, он знал только элементарную математику Евклида, «Начала» которого произвели на него очень сильное впечатление. Геометрию и арифметику он именовал чистой математикой, рассматривая, например, физику как прикладную математику . Само же мышление как определенную систему умозаключений Гоббс готов был отождествить с операциями вычисления [см. 143, т. 1, с. 54]. </text:span></text:p>
      <text:p text:style-name="P5"><text:span text:style-name="T1">Столь высокую оценку математики как главного проявления, образца достоверного теоретического знания Гоббс стремился сочетать со своей исходной эмпиристической и даже сенсуалистической позицией. Истины математического знания он стремился увязать не с непосредственным чувственным опытом, который не дает всеобщего знания, а со словами </text:span><text:soft-page-break/><text:span text:style-name="T1">человеческого языка. Как номиналист, Гобб</text:span><text:span text:style-name="T3">с</text:span><text:span text:style-name="T1"> фактически отождествлял человеческое мышление с языком. Он составляет другую разновидность опыта, источником которого выступает сам неизменный человеческий ум. Тысячи мыслей, возникающих в нем по поводу воспринятого и представляемого, быстро исчезали бы, если бы они не закреплялись в определенных словах. Слова как бы переводят внутреннюю речь в речь внешнюю, делая возможным общение людей между собой. В этом контексте Гоббс и развивает знаковую концепцию языка. </text:span></text:p>
      <text:p text:style-name="P5"><text:span text:style-name="T1">Современная концепция языка как знаковой системы признает языки естественные и искусственные. Гоббс же фактически считал искусственным любой язык, рассматривая его как результат человеческого соглашения. Продолжая традицию номинализма, столь сильную именно в Англии, философ называет слова именами </text:span><text:span text:style-name="T3">(</text:span><text:span text:style-name="T1">nomina), которые всегда условны по отношению к вещам. </text:span></text:p>
      <text:p text:style-name="P2">Такая условность имени выражается прежде всего в его способности играть роль произвольной метки (nota) по отношению к любой вещи или событию. Метки сугубо индивидуальны и субъективны. Слова на уровне меток не способны наладить общение людей. Оно становится возможным лишь тогда, когда имена-метки становятся именамп-знаками (signa). Они появляются в результате соглашения более или менее значительной группы людей, придающего определенным меткам общезначимое содержание, в результате чего все люди, участвующие в соглашении, понимают данное слово-имя более или менее однозначно. Слова-знаки, делающие возможным духовное общение людей, их обмен мыслями, создают тем самым необходимую предпосылку науки, ибо слова эти складываются в предложения (суждения), а предложения — в умозаключения, составляющие материю доказательства, как учил еще Аристотель. Непрерывное образование новых слов и различие языков племен и народов свидетельствуют, по Гоббсу, об искусственности языков. </text:p>
      <text:p text:style-name="P5"><text:span text:style-name="T1">При всей ограниченности этой концепции с современной точки зрения следует зафиксировать, что она стала своеобразным продолжением воззрений, </text:span><text:soft-page-break/><text:span text:style-name="T1">сближавших природу и искусство уже в предшествовавшую, ренессансную эпоху. Не бог, а человек становился здесь творцом своего языка, без которого невозможна никакая культура. </text:span></text:p>
      <text:p text:style-name="P2">Конвенционалистская концепция языка радикально отрицала популярное уже в античности воззрение, согласно которому слова выражают природу обозначаемых ими вещей. Такое воззрение, весьма характерное и для обыденного мышления, было многократно усилено схоластикой, вернее говоря, схоластическим реализмом. Как не раз отмечалось выше, такой реализм на практике сплошь и рядом выступал как вербализм, подменивший предметное знание словесной игрой. К тому же схоластический реализм онтологизировал понятия-слова, не видя их многозначности (или игнорируя ее). Отсюда догматизм схоластического вербализма, вера в магическую силу слов.</text:p>
      <text:p text:style-name="P5"><text:span text:style-name="T1">Критика схоластического вербализма и догматизма Гоббсом, как и другими философами-новаторами, означала и их стремление к совершенствованию познания и его средств. У Гоббса оно привело к попыткам выработки более точного и гибкого философского языка. «Язык, что паутина,— писал автор «О теле»,— слабые умы цепляются за сл</text:span><text:span text:style-name="T3">о</text:span><text:span text:style-name="T1">ва и запутываются в них, а более сильные легко сквозь них прорываются» [143, т. 1, с. 79]. «Слабый ум» не видит многозначности слов, он запутывается в них, «как птица в силке, и, чем больше усилий употребит, чтобы вырваться, тем больше увязнет» [143, т. 2, с. 70].</text:span></text:p>
      <text:p text:style-name="P6"><text:span text:style-name="T1">Следовательно, не может быть правильного, а тем более точного научного языка без ясного осознания неоднозначности (многозначности) слов. В этом контексте выявляется принципиальное различие в объяснении достоверно математического знания между рационалистом Декартом и сенсуалистом Гоббсом. Если для первого из них исходные основания знания — это интуиции как некие непосред</text:span><text:span text:style-name="T3">с</text:span><text:span text:style-name="T1">твенн</text:span><text:span text:style-name="T3">ые</text:span><text:span text:style-name="T1"> усмотрения человеческого ума, то для второго не может быть интуици</text:span><text:span text:style-name="T3">й</text:span><text:span text:style-name="T1">, но могут и должны быть дефиниции, по возможности точные определения слов, фиксирующие должное их значение. </text:span></text:p>
      <text:p text:style-name="P3"><text:soft-page-break/>Заменяя, таким образом, проблему интуиции проблемой дефиниции, Гоббс придает в методологии первостепенное значение умению составлять точные определения. </text:p>
      <text:p text:style-name="P3">Но расхождения Гоббса с Декартом шло дальше противопоставления дефиниций интуициям. По убеждению автора «Левиафана», все существующие вещи только единичны. Поскольку же «в мире нет ничего общего, кроме имен» [143, т. 2, с. 67], последние суть знаки не вещей самих по себе, а только наших мыслей о них. Тем самым номинализм Гоббса — не крайний номинализм, отрицающий общее не только за пределами ума, но и в самом уме, а номинализм умеренный, не отрицающий общего в познающем уме, хотя и сводящий его к словам («именам»).</text:p>
      <text:p text:style-name="P3">Тем не менее отрицание онтологического статуса общего приводило Гоббса и к отрицанию объективного, находящегося вне ума содержания достоверного знания. Поскольку «истина — свойство не вещей, а суждений о них», «между именами и вещами нет никакого сходства и недопустимо никакое сравнение» [143, т. 1, с. 78, 63]. Номинализм Гоббса закономерно привел его к отрыву слова от понятия и даже к противопоставлению их. Наиболее общие понятия с этой точки зрения — только абстрактные имена, имена имен. Отсюда углубление конвенционализма Гоббса, считавшего произвольным не только язык, но и положения науки, основывающиеся на нем. Согласно автору «О теле», условны — в противоположность Декарту — даже математические аксиомы [см. 143, т. 1, с. 79 — 80]. </text:p>
      <text:p text:style-name="P3">С позиций номинализма и сенсуализма Гоббс возражал и на «Метафизические размышления» Декарта. Идея для первого из них — представление, порожденное предметом восприятия в человеческом сознании, в то время как для второго — все то, что непосредственно воспринимается человеческим умом, для которого предметы являются уже чем-то вторичным. Позиция Гоббса здесь материалистична. </text:p>
      <text:p text:style-name="P6"><text:span text:style-name="T1">Он считал, что знаменитое рассуждение Декарта: «Я мыслю, следовательно, я существую» — должно привести нас только к убеждению, что </text:span><text:soft-page-break/><text:span text:style-name="T1">мыслящий субъект представляет собой нечто телесное. Вывод же Декарта о том, что мыслящий человек есть мышление, равносилен выводу о том, что прогуливающийся человек есть прогулка. В этом картезианском выводе Гоббс усматривал своего рода пережиток схоластического реализма, ибо именно схоласты «обычно говорят так: разум познает, зрение видит, воля хочет» [143, т. 1, с. 418]. </text:span></text:p>
      <text:p text:style-name="P3">Материалистическая позиция Гоббса углублялась и в связи с его отрицанием врожденности идеи бога как актуально бесконечного существа. Для Декарта эта идея — наиболее ясная идея человеческого ума, лежащая в основе так называемого онтологического доказательства бытия бога. Для Гоббса же эта идея — только темная универсалия, образующаяся в результате нашей неспособности сосчитать бесконечное или положить предел увеличению или уменьшению чего-либо. Поскольку «понять мы можем только конечное» [143, т. 1, с. 392], бесконечность существует для Гоббса только как потенциальная, а не актуальная. </text:p>
      <text:p text:style-name="P3">Следует подчеркнуть, что и Декарту, и Гоббсу не хватало понимания диалектического единства непосредственного и опосредствованного моментов познания. В такой гносеологической ситуации можно констатировать преимущество Гоббса перед Декартом в понимании зависимости всего содержания человеческого сознания и познания от чувственной деятельности человека. Но и Декарт имел преимущество перед Гоббсом в понимании характера достоверноматематического знания, которое в ту эпоху более убедительно обосновывалось положением о внеопытности исходных, интуитивно постигаемых истин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10T20:47:35.507000000</meta:creation-date>
    <dc:date>2020-12-10T22:45:56.122000000</dc:date>
    <meta:editing-duration>PT12M39S</meta:editing-duration>
    <meta:editing-cycles>3</meta:editing-cycles>
    <meta:generator>LibreOffice/6.4.2.2$Windows_x86 LibreOffice_project/4e471d8c02c9c90f512f7f9ead8875b57fcb1ec3</meta:generator>
    <meta:document-statistic meta:table-count="0" meta:image-count="0" meta:object-count="0" meta:page-count="5" meta:paragraph-count="18" meta:word-count="1244" meta:character-count="9403" meta:non-whitespace-character-count="8151"/>
  </office:meta>
</office:document-meta>
</file>